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bold" fo:font-family="Calibri" style:font-family-asian="Calibri" style:font-family-complex="Calibri" fo:background-color="transparent" style:use-window-font-color="true"/>
    </style:style>
    <style:style style:name="T11" style:family="text">
      <style:text-properties fo:font-size="11.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Raziel Rodrigues</text:span></text:p>
      <text:p text:style-name="P1"><text:span text:style-name="T2">Bauru, Sao Paulo, Brazil</text:span></text:p>
      <text:p text:style-name="P1"><text:span text:style-name="T2">Rua João Sotero De Castro 1338 - 17055-300</text:span></text:p>
      <text:p text:style-name="P1"><text:span text:style-name="T2">23 years old | razielx3@live.com | +55 14-99159-1228</text:span></text:p>
      <text:p text:style-name="P1"><text:span text:style-name="T3"/></text:p>
      <text:p text:style-name="P1"><text:span text:style-name="T4">Professional objective</text:span></text:p>
      <text:p text:style-name="P1"><text:span text:style-name="T5">PHP developer</text:span></text:p>
      <text:p text:style-name="P1"><text:span text:style-name="T6"/></text:p>
      <text:p text:style-name="P1"><text:span text:style-name="T7">Academic education</text:span></text:p>
      <text:p text:style-name="P1"><text:span text:style-name="T8">FATEC Bauru - Higher education in database (Graduate - 12/2020)</text:span></text:p>
      <text:p text:style-name="P1"><text:span text:style-name="T8">Polytechnic of Portalegre - Computer Engineering (Exchange Portugal - 6 months)</text:span></text:p>
      <text:p text:style-name="P1"><text:span text:style-name="T9"/></text:p>
      <text:p text:style-name="P1"><text:span text:style-name="T10">Professional experience</text:span></text:p>
      <text:p text:style-name="P1"><text:span text:style-name="T11">PHP DEVELOPER | 2020 - CURRENTLY | OUTSOURCING</text:span></text:p>
      <text:p text:style-name="P1"><text:span text:style-name="T12">Responsible for the development of travel package sales and administrative systems. My current responsibility is to program new features and maintain the system's current code, using clean code and refactoring techniques.</text:span></text:p>
      <text:p text:style-name="P1"><text:span text:style-name="T13">Technologies:<text:s/></text:span><text:span text:style-name="T14">PHP, JQuery, Bootstrap, MySQL, Git, Symfony, JavaScript, SOAP, REST, Docker, Jira and Scrum.</text:span></text:p>
      <text:p text:style-name="P1"><text:span text:style-name="T15"/></text:p>
      <text:p text:style-name="P1"><text:span text:style-name="T16">PHP DEVELOPER | 2018 - 2020| GALATA TECHNOLOGY</text:span></text:p>
      <text:p text:style-name="P1"><text:span text:style-name="T17">Web content development for websites and content management system. Like my other DNS and IP configuration activities, using Google implementation and Wordpress implementation techniques, process tools and website customization and tools.</text:span></text:p>
      <text:p text:style-name="P1"><text:span text:style-name="T18">Technologies:<text:s/></text:span><text:span text:style-name="T19">PHP, Vue, Bootstrap, MySQL, Git, Laravel, JavaScript and Kanban.</text:span></text:p>
      <text:p text:style-name="P1"><text:span text:style-name="T20"/></text:p>
      <text:p text:style-name="P1"><text:span text:style-name="T21">Additional</text:span></text:p>
      <text:p text:style-name="P1"><text:span text:style-name="T22">Advanced English</text:span></text:p>
      <text:p text:style-name="P1"><text:span text:style-name="T22">projects:<text:s/></text:span><text:a xlink:href="https://github.com/RazielMiranda"><text:span text:style-name="T23">https://github.com/RazielMiranda</text:span></text:a><text:span text:style-name="T2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